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38%"/>
    </style:style>
    <style:style style:name="P2" style:family="paragraph" style:parent-style-name="Standard">
      <style:paragraph-properties fo:line-height="138%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.0417in" loext:contextual-spacing="false" fo:line-height="138%" style:page-number="1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twórz swoją pierwszą prezentacyjną stronę internetową</text:span></text:p>
      <text:p text:style-name="Standard"/>
      <text:p text:style-name="Standard"/>
      <text:p text:style-name="P1"><text:span text:style-name="T2">Kontekst</text:span></text:p>
      <text:p text:style-name="Standard"/>
      <text:p text:style-name="P1">Jesteś gotowy do rozpoczęcia swojej kariery programistycznej i właśnie dostałeś pierwsze zlecenie jako programista front-end. Gratulacje!</text:p>
      <text:p text:style-name="Standard"/>
      <text:p text:style-name="P1">Firma Mr.Coffee zgłosiła się do Ciebie, ponieważ chce zwiększyć swoją widoczność w internecie. Zleceniodawca pierwotnie chciał postawić stronę w WordPressie, ale po namyśle zdecydował się powierzyć Ci opracowanie prostej witryny od zera.</text:p>
      <text:p text:style-name="Standard"/>
      <text:p text:style-name="P1">Ta witryna będzie składać się z trzech stron:</text:p>
      <text:list xml:id="list1731609030" text:style-name="WWNum1">
        <text:list-item>
          <text:p text:style-name="P4">strony głównej, prezentującej działalność firmy Mr. Coffee;</text:p>
        </text:list-item>
        <text:list-item>
          <text:p text:style-name="P4">strony „About Us”, która przedstawia koncepcję i wartości przyświecające Mr.Coffee;</text:p>
        </text:list-item>
        <text:list-item>
          <text:p text:style-name="P4">strony „Contact Us”, która przedstawia wszystkie informacje kontaktowe Mr. Coffee (adres, e-mail, numer telefonu).</text:p>
        </text:list-item>
      </text:list>
      <text:p text:style-name="P1">Aby umożliwić realizację tego projektu, zespół designerów wysłał Ci projekt graficzny, którego masz się ściśle trzymać. (Zob. dodatki).</text:p>
      <text:p text:style-name="Standard"/>
      <text:p text:style-name="P1">Atrakcyjna graficznie strona to coś świetnego, ale atrakcyjna strona, która zajmuje wysoką pozycję w wynikach wyszukiwania jest jeszcze lepsza! Mr. Coffee wobec tego oczekuje od Ciebie zastosowania odpowiednich zasad SEO w projekcie.</text:p>
      <text:p text:style-name="Standard"/>
      <text:p text:style-name="P1">Wreszcie, firma chce, aby klienci mogli wygodnie przeglądać stronę na każdym urządzeniu. Musisz zatem zadbać o responsywność strony i odpowiedni jej wygląd na telefonach, tabletach i komputerach.</text:p>
      <text:p text:style-name="Standard"/>
      <text:p text:style-name="P1">Gotowy/a?</text:p>
      <text:p text:style-name="Standard"/>
      <text:p text:style-name="Standard"/>
      <text:p text:style-name="P1"><text:span text:style-name="T2">Wytyczne</text:span></text:p>
      <text:p text:style-name="Standard"/>
      <text:p text:style-name="P2"><text:span text:style-name="T2">Krok 1. Utwórz pierwsze pliki </text:span></text:p>
      <text:p text:style-name="Standard"><text:soft-page-break/></text:p>
      <text:p text:style-name="P2">Przed rozpoczęciem właściwych prac produkcyjnych utwórz folder „www”, w którym umieścisz wszystkie pliki potrzebne do stworzenia strony internetowej.</text:p>
      <text:p text:style-name="Standard"/>
      <text:p text:style-name="P2">Zacznij od pobrania dołączonego do tego projektu archiwum „assets”. Rozpakuj je w folderze o nazwie „assets”, znajdującym się bezpośrednio w folderze „www”. Wkrótce będziesz tych plików potrzebować!</text:p>
      <text:p text:style-name="Standard"/>
      <text:p text:style-name="P2">Witryna, którą tworzysz, będzie się składać z trzech stron: </text:p>
      <text:p text:style-name="P2">- strony Home, </text:p>
      <text:p text:style-name="P2">- strony About Us, </text:p>
      <text:p text:style-name="P2">- strony Contact. </text:p>
      <text:p text:style-name="Standard"/>
      <text:p text:style-name="P2">Na początek utworzysz trzy pliki o nazwach <text:span text:style-name="T3">index.html</text:span>, <text:span text:style-name="T3">about.html</text:span> i <text:span text:style-name="T3">contact.html</text:span>. Utworzysz też plik CSS o nazwie <text:span text:style-name="T3">application.css</text:span>, który będzie zawierał całość kodu CSS prezentacyjnej witryny. W plikach HTML nie może być żadnego kodu CSS: wszystko musi być zawarte w <text:span text:style-name="T3">application.css</text:span>, a odnośnik do tego pliku musi znaleźć się na każdej stronie HTML.</text:p>
      <text:p text:style-name="Standard"/>
      <text:p text:style-name="P2">W folderze „www” powinien teraz znajdować się podfolder „assets” oraz cztery pliki, które właśnie utworzyłeś/aś (<text:span text:style-name="T3">index.html</text:span>, <text:span text:style-name="T3">about.html</text:span>, <text:span text:style-name="T3">contact.html</text:span>, <text:span text:style-name="T3">application.css</text:span>).</text:p>
      <text:p text:style-name="Standard"/>
      <text:p text:style-name="P2">Przygotujesz następnie trzy pliki HTML, rozwijając podstawową strukturę swoich stron HTML. W szczególności powinny się w nich znaleźć:</text:p>
      <text:p text:style-name="P2">- znacznik <text:span text:style-name="T2">doctype</text:span>;</text:p>
      <text:p text:style-name="P2">- znacznik <text:span text:style-name="T2">html</text:span>;</text:p>
      <text:p text:style-name="P2">- znacznik <text:span text:style-name="T2">head</text:span> (w którym znajdzie się odnośnik do pliku <text:span text:style-name="T3">application.css</text:span>);</text:p>
      <text:p text:style-name="P2">- znacznik <text:span text:style-name="T2">body</text:span>.</text:p>
      <text:p text:style-name="Standard"/>
      <text:p text:style-name="Standard"/>
      <text:p text:style-name="Standard"/>
      <text:p text:style-name="P2"><text:span text:style-name="T2">Krok 2. Opracuj nagłówek i stopkę</text:span></text:p>
      <text:p text:style-name="Standard"/>
      <text:p text:style-name="P2">Skoro pliku już zostały utworzone, pracę zaczniesz od utworzenia nagłówka z menu nawigacyjnym (lub paskiem nawigacji) oraz stopki. </text:p>
      <text:p text:style-name="Standard"/>
      <text:p text:style-name="P2"><text:soft-page-break/>Dlaczego należy zacząć od tych elementów? Zwyczajnie dlatego, że są jednakowe na wszystkich trzech stronach, więc warto zająć się nimi najpierw i włączyć je we wszystkie strony.</text:p>
      <text:p text:style-name="Standard"/>
      <text:p text:style-name="P2">Kiedy chcesz zreprodukować element szablonu, zawsze zaczynaj od utworzenia struktury HTML elementu bez przejmowania się jego stylem (kolorem, krojem pisma, wyrównaniem itd.). HTML bez CSS jest brzydki i nie ma w tym nic złego!</text:p>
      <text:p text:style-name="Standard"/>
      <text:p text:style-name="P2">Po utworzeniu elementu HTML, kiedy jest już widoczny w przeglądarce, możesz zacząć dodawać różne style CSS i dostosowywać je, aż element zacznie wyglądać tak jak w materiałach graficznych.</text:p>
      <text:p text:style-name="Standard"/>
      <text:p text:style-name="P2">Zacznij od opracowania menu nawigacyjnego, a następnie stopki w pliku <text:span text:style-name="T3">index.html</text:span>. Napisz odpowiedni kod CSS w pliku <text:span text:style-name="T3">application.css</text:span>. Po przygotowaniu tych elementów można je skopiować do plików <text:span text:style-name="T3">about.html</text:span> i <text:span text:style-name="T3">contact.html</text:span>.</text:p>
      <text:p text:style-name="Standard"/>
      <text:p text:style-name="P2">W pracy nad kodem HTML istnieje kilka standardów, których należy być świadomym i do których należy się sumiennie stosować. Standardy są spójnymi wytycznymi tworzenia stron internetowych, dzięki którym różne przeglądarki mogą zapewniać użytkownikowi spójne doznania.</text:p>
      <text:p text:style-name="Standard"/>
      <text:p text:style-name="P1">Zachęcamy Cię do odwiedzenia strony<text:a xlink:type="simple" xlink:href="https://developer.joomla.org/coding-standards/html.html" text:style-name="ListLabel_20_10" text:visited-style-name="ListLabel_20_10"> </text:a><text:a xlink:type="simple" xlink:href="https://developer.joomla.org/coding-standards/html.html" text:style-name="ListLabel_20_11" text:visited-style-name="ListLabel_20_11"><text:span text:style-name="T4">https://developer.joomla.org/coding-standards/html.html</text:span></text:a>, na której przeczytasz więcej o standardach. Możesz przetestować swoje strony i sprawdzić ich zgodność ze standardami W3C tutaj:<text:a xlink:type="simple" xlink:href="http://validator.w3.org/" text:style-name="ListLabel_20_10" text:visited-style-name="ListLabel_20_10"> </text:a><text:a xlink:type="simple" xlink:href="http://validator.w3.org/" text:style-name="ListLabel_20_11" text:visited-style-name="ListLabel_20_11"><text:span text:style-name="T4">http://validator.w3.org/</text:span></text:a>.</text:p>
      <text:p text:style-name="Standard"/>
      <text:p text:style-name="P2">Wskazówka: nie zapomnij o uwzględnieniu zasad SEO przy tworzeniu elementów (<text:a xlink:type="simple" xlink:href="https://www.whitepress.pl/baza-wiedzy/42/podstawy-optymalizacji-stron-internetowych-pod-seo" text:style-name="ListLabel_20_11" text:visited-style-name="ListLabel_20_11"><text:span text:style-name="T4">https://www.whitepress.pl/baza-wiedzy/42/podstawy-optymalizacji-stron-internetowych-pod-seo</text:span></text:a> ).</text:p>
      <text:p text:style-name="Standard"/>
      <text:p text:style-name="Standard"/>
      <text:p text:style-name="P2"><text:span text:style-name="T2">Krok 3. Opracuj treść każdej ze stron</text:span></text:p>
      <text:p text:style-name="Standard"/>
      <text:p text:style-name="P2">Masz już trzy strony z aktywnym paskiem nawigacji (który umożliwia poruszanie się między stronami) i stopką. </text:p>
      <text:p text:style-name="Standard"/>
      <text:p text:style-name="P2">Możesz zająć się teraz tworzeniem treści poszczególnych stron. Zacznij od dowolnej z nich, ale pracuj nad nimi po kolei, żeby nie zagubić się w całym procesie. </text:p>
      <text:p text:style-name="Standard"/>
      <text:p text:style-name="P2">Nie zapomnij o dokładnym odwzorowywaniu materiałów graficznych. Końcowy rezultat musi być możliwie podobny do makiet.</text:p>
      <text:p text:style-name="Standard"/>
      <text:p text:style-name="P2">Zwróć szczególną uwagę na nagłówki i ich hierarchię. Powinien być tylko jeden element h1, nagłówki drugiego rzędu powinny być zawarte w znacznikach h2, niższego w znacznikach h3 itd.</text:p>
      <text:p text:style-name="Standard"/>
      <text:p text:style-name="Standard"/>
      <text:p text:style-name="Standard"><text:soft-page-break/></text:p>
      <text:p text:style-name="P2"><text:span text:style-name="T2">Krok 4. Zadbaj o responsywność stron</text:span></text:p>
      <text:p text:style-name="Standard"/>
      <text:p text:style-name="P2">Wreszcie, musisz sprawić, aby witryna była responsywna. Musi wyglądać dobrze zarówno na smartfonach, jak i na tabletach. Efekt ten możesz osiągnąć przy użyciu media queries (<text:a xlink:type="simple" xlink:href="https://www.aurainweb.pl/2019/12/jak-uzywac-media-query-kilka-przydatnych-przykladow-css3/" text:style-name="ListLabel_20_11" text:visited-style-name="ListLabel_20_11"><text:span text:style-name="T4">https://www.aurainweb.pl/2019/12/jak-uzywac-media-query-kilka-przydatnych-przykladow-css3/</text:span></text:a> lub<text:a xlink:type="simple" xlink:href="https://www.w3schools.com/css/css3_mediaqueries.asp" text:style-name="ListLabel_20_10" text:visited-style-name="ListLabel_20_10"> </text:a><text:a xlink:type="simple" xlink:href="https://www.w3schools.com/css/css3_mediaqueries.asp" text:style-name="ListLabel_20_11" text:visited-style-name="ListLabel_20_11"><text:span text:style-name="T4">https://www.w3schools.com/css/css3_mediaqueries.asp</text:span></text:a> ).</text:p>
      <text:p text:style-name="Standard"/>
      <text:p text:style-name="P2">Przy korzystaniu z media queries zawsze zaczyna się od najwyższej rozdzielczości, a przechodzi do niższych, ponieważ własności ustawione dla najwyższej – np. na potrzeby komputerów – będą miały zastosowanie także dla niższych, np. na tabletach. </text:p>
      <text:p text:style-name="Standard"/>
      <text:p text:style-name="P2">Celem jest zachowanie jak największej liczby własności bez zmian (np. koloru, krojów pisma, layoutu itd.) i modyfikowanie tylko tych, które powinny zmieniać się przy niższych rozdzielczościach (np. wielkość elementów, wielkość tekstu, rozmieszczenie elementów itd.).</text:p>
      <text:p text:style-name="P2"><text:s/></text:p>
      <text:p text:style-name="P2">Wszystkie elementy potrzebne do zbudowania witryny (logo, obrazy) dostępne są w folderze „assets” (zob. dodatki).</text:p>
      <text:p text:style-name="Standard"/>
      <text:p text:style-name="P1"><text:span text:style-name="T2">Rezultaty pracy</text:span></text:p>
      <text:p text:style-name="Standard"/>
      <text:p text:style-name="P1">W folderze o nazwie Project_01_Imię_Nazwisko udostępnij nam całą treść folderu „www”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9" meta:word-count="792" meta:character-count="5930" meta:non-whitespace-character-count="5177"/>
    <meta:generator>LibreOfficeDev/6.0.5.2$Linux_X86_64 LibreOffice_project/</meta:generator>
  </office:meta>
</office:document-meta>
</file>